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0.3417in"/>
    </style:style>
    <style:style style:name="co9" style:family="table-column">
      <style:table-column-properties fo:break-before="auto" style:column-width="0.3528in"/>
    </style:style>
    <style:style style:name="co10" style:family="table-column">
      <style:table-column-properties fo:break-before="auto" style:column-width="0.3193in"/>
    </style:style>
    <style:style style:name="co11" style:family="table-column">
      <style:table-column-properties fo:break-before="auto" style:column-width="0.298in"/>
    </style:style>
    <style:style style:name="co12" style:family="table-column">
      <style:table-column-properties fo:break-before="auto" style:column-width="0.3634in"/>
    </style:style>
    <style:style style:name="co13" style:family="table-column">
      <style:table-column-properties fo:break-before="auto" style:column-width="1.5764in"/>
    </style:style>
    <style:style style:name="co14" style:family="table-column">
      <style:table-column-properties fo:break-before="auto" style:column-width="0.892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173in"/>
    </style:style>
    <style:style style:name="co17" style:family="table-column">
      <style:table-column-properties fo:break-before="auto" style:column-width="0.5508in"/>
    </style:style>
    <style:style style:name="co18" style:family="table-column">
      <style:table-column-properties fo:break-before="auto" style:column-width="0.4402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5181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4083in"/>
    </style:style>
    <style:style style:name="co23" style:family="table-column">
      <style:table-column-properties fo:break-before="auto" style:column-width="1.7417in"/>
    </style:style>
    <style:style style:name="co24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2.0902in"/>
    </style:style>
    <style:style style:name="co26" style:family="table-column">
      <style:table-column-properties fo:break-before="auto" style:column-width="1.9402in"/>
    </style:style>
    <style:style style:name="co27" style:family="table-column">
      <style:table-column-properties fo:break-before="auto" style:column-width="0.452in"/>
    </style:style>
    <style:style style:name="co28" style:family="table-column">
      <style:table-column-properties fo:break-before="auto" style:column-width="0.6752in"/>
    </style:style>
    <style:style style:name="co29" style:family="table-column">
      <style:table-column-properties fo:break-before="auto" style:column-width="1.0291in"/>
    </style:style>
    <style:style style:name="co30" style:family="table-column">
      <style:table-column-properties fo:break-before="auto" style:column-width="0.672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8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2">
          <table:table-cell table:style-name="ce2" office:value-type="string" calcext:value-type="string">
            <text:p>Drew Hornbein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1008"/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0" office:value-type="string" calcext:value-type="string">
            <text:p>Score For This Item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ok at the bright side of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't make up my mi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bothered by messy peop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feel blu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overindul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ar for the wors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urn my back o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thinking about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emand qual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take my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Trust what people sa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ick to my chosen pat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like concer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Need a push to get star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angry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terested in many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that my life lacks direc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how to get around the rul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Distrus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see the consequences of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solv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visit new plac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rk har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the beauty of na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not to think about the need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in the backgroun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concerned abou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overwhelmed by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stand during the national anthem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ble to stand up for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ct comfortably with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uspect hidden motives i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philosoph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amus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hoose my words with ca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calm even in tense situa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indifferent to the feelings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highly motivated to succee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't stand confront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daydream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how to get things d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lways bus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ay my bills on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an eye for an ey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joke a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nsider myself an average pers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comfortable around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ea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Trus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ok down o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bothered by disorder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t high standards for myself and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illing to try anything o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umble over my wor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get ma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music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one true relig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others to do my du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back a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dapt easily to new situa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begin new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use my friend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examining myself and my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lways prepare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know why I do some of the things I do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act slow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large parti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difficulty imagining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mbarrassed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we should be tough on crim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reak rul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new foo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sul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uld never cheat on my tax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the importance of ar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wary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act quick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upset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more than what's expected of 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diate jo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isrepresent the fac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really interested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nd to dislike soft-hearte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difficulty understanding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people feel welco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k quie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affected by my emo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Use flattery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augh alou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like the idea of chan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heer people up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ostpone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cel in what I do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Have a vivid imagin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o on bi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laws should be strictly enforc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ick to the rul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my promi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read challenging materi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crow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people should fend for themselv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frequent mood sw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hink that all will be wel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get irritate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things according to a pla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fraid to draw attention to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chang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urn plans into ac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enjoy going to art museu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people feel uncomfortab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oast about my virtu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being part of a loud crow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bothered by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easy to satisf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volve others in what I am doing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others at a distanc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mistak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easily intimid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ll the tru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main calm under press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se my temp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difficulty starting tas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often down in the dump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tidy up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handle a lot of inform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to understand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Value cooperation over competi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people are basically mor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that I'm unable to deal with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very pleased with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we coddle criminals too much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nt to be left alon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take it eas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comfortable in unfamiliar situa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't stand weak peop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art tasks right awa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come overwhelmed by even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get emotion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fer variety to routi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me up with good solu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lot of fu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get lost in though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like poetr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being reckles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tend to be concerned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others have good inten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others' emo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high opinion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make last-minute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nt everything to be just r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little to contribut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good word for every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too much tax money goes to support artis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ut little time and effort into my work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to work at on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being part of a group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passionate about cau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augh my way through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comfortable with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to follow the rul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 creature of habi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Yell a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contacts with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handl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like ar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ord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eat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people are essentially evi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rich vocabular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Do not have a good imagina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understand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often in a bad moo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relaxed most of the t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Use others for my own en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press childlike jo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nly feel comfortable with frien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hink highly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rm up quickly to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Seek dang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ind it difficult to get down to work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daydream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old a grud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sten to my conscie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just enough work to get b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interested in theoret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human goodnes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ut people under pressur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little to s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the answers to many ques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a leisurely lifesty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stressed out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friends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how to cop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help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like crowded even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ttached to conventional way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rry out my pla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loud music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fraid that I will do the wrong thing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order and regularit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my coo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nd to vote for conservative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anic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ympathize with the homeles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reak my promis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37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8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1008"/>
        </table:table-row>
        <table:table-row table:style-name="ro3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16" table:number-rows-spanned="1">
            <text:p><text:span text:style-name="T1">All items com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3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3" table:number-rows-repeated="7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3" table:number-rows-repeated="33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/>
          <table:table-cell table:style-name="ce21"/>
          <table:table-cell table:number-columns-repeated="4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 table:number-rows-repeated="7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number-columns-repeated="3"/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 table:number-rows-repeated="39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9" office:value-type="string" calcext:value-type="string">
            <text:p>Drew Hornbein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Meaning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7" table:formula="of:=SUM([.D403:.D408])" office:value-type="float" office:value="103" calcext:value-type="float">
            <text:p>103</text:p>
          </table:table-cell>
          <table:table-cell table:style-name="ce27" table:formula="of:=QUOTIENT(PRODUCT(SUM([.D402];-60);5);12)" office:value-type="float" office:value="17" calcext:value-type="float">
            <text:p>17</text:p>
          </table:table-cell>
          <table:table-cell table:style-name="ce27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13" calcext:value-type="float">
            <text:p>13</text:p>
          </table:table-cell>
          <table:table-cell table:style-name="ce19" table:formula="of:=QUOTIENT(PRODUCT(5;SUM( [.D403];-10));2)" office:value-type="float" office:value="7" calcext:value-type="float">
            <text:p>7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16" calcext:value-type="float">
            <text:p>16</text:p>
          </table:table-cell>
          <table:table-cell table:style-name="ce19" table:formula="of:=QUOTIENT(PRODUCT(5;SUM( [.D404];-10));2)" office:value-type="float" office:value="15" calcext:value-type="float">
            <text:p>15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16" calcext:value-type="float">
            <text:p>16</text:p>
          </table:table-cell>
          <table:table-cell table:style-name="ce19" table:formula="of:=QUOTIENT(PRODUCT(5;SUM( [.D405];-10));2)" office:value-type="float" office:value="15" calcext:value-type="float">
            <text:p>15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27" calcext:value-type="float">
            <text:p>27</text:p>
          </table:table-cell>
          <table:table-cell table:style-name="ce19" table:formula="of:=QUOTIENT(PRODUCT(5;SUM( [.D406];-10));2)" office:value-type="float" office:value="42" calcext:value-type="float">
            <text:p>42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17" calcext:value-type="float">
            <text:p>17</text:p>
          </table:table-cell>
          <table:table-cell table:style-name="ce19" table:formula="of:=QUOTIENT(PRODUCT(5;SUM( [.D407];-10));2)" office:value-type="float" office:value="17" calcext:value-type="float">
            <text:p>17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14" calcext:value-type="float">
            <text:p>14</text:p>
          </table:table-cell>
          <table:table-cell table:style-name="ce19" table:formula="of:=QUOTIENT(PRODUCT(5;SUM( [.D408];-10));2)" office:value-type="float" office:value="10" calcext:value-type="float">
            <text:p>10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7" table:formula="of:=SUM([.D411:.D416])" office:value-type="float" office:value="244" calcext:value-type="float">
            <text:p>244</text:p>
          </table:table-cell>
          <table:table-cell table:style-name="ce27" table:formula="of:=QUOTIENT(PRODUCT(SUM([.D410];-60);5);12)" office:value-type="float" office:value="76" calcext:value-type="float">
            <text:p>76</text:p>
          </table:table-cell>
          <table:table-cell table:style-name="ce27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29" calcext:value-type="float">
            <text:p>29</text:p>
          </table:table-cell>
          <table:table-cell table:style-name="ce19" table:formula="of:=QUOTIENT(PRODUCT(5;SUM( [.D411];-10));2)" office:value-type="float" office:value="47" calcext:value-type="float">
            <text:p>47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40" calcext:value-type="float">
            <text:p>40</text:p>
          </table:table-cell>
          <table:table-cell table:style-name="ce19" table:formula="of:=QUOTIENT(PRODUCT(5;SUM( [.D412];-10));2)" office:value-type="float" office:value="75" calcext:value-type="float">
            <text:p>75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50" calcext:value-type="float">
            <text:p>50</text:p>
          </table:table-cell>
          <table:table-cell table:style-name="ce19" table:formula="of:=QUOTIENT(PRODUCT(5;SUM( [.D413];-10));2)" office:value-type="float" office:value="100" calcext:value-type="float">
            <text:p>100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34" calcext:value-type="float">
            <text:p>34</text:p>
          </table:table-cell>
          <table:table-cell table:style-name="ce19" table:formula="of:=QUOTIENT(PRODUCT(5;SUM( [.D414];-10));2)" office:value-type="float" office:value="60" calcext:value-type="float">
            <text:p>60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45" calcext:value-type="float">
            <text:p>45</text:p>
          </table:table-cell>
          <table:table-cell table:style-name="ce19" table:formula="of:=QUOTIENT(PRODUCT(5;SUM( [.D415];-10));2)" office:value-type="float" office:value="87" calcext:value-type="float">
            <text:p>87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46" calcext:value-type="float">
            <text:p>46</text:p>
          </table:table-cell>
          <table:table-cell table:style-name="ce19" table:formula="of:=QUOTIENT(PRODUCT(5;SUM( [.D416];-10));2)" office:value-type="float" office:value="90" calcext:value-type="float">
            <text:p>90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1" office:value-type="string" calcext:value-type="string">
            <text:p>Openness </text:p>
          </table:table-cell>
          <table:table-cell table:style-name="ce37" table:number-columns-spanned="2" table:number-rows-spanned="1"/>
          <table:covered-table-cell/>
          <table:table-cell table:style-name="ce27" table:formula="of:=SUM([.D419:.D424])" office:value-type="float" office:value="270" calcext:value-type="float">
            <text:p>270</text:p>
          </table:table-cell>
          <table:table-cell table:style-name="ce27" table:formula="of:=QUOTIENT(PRODUCT(SUM([.D418];-60);5);12)" office:value-type="float" office:value="87" calcext:value-type="float">
            <text:p>87</text:p>
          </table:table-cell>
          <table:table-cell table:style-name="ce27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46" calcext:value-type="float">
            <text:p>46</text:p>
          </table:table-cell>
          <table:table-cell table:style-name="ce19" table:formula="of:=QUOTIENT(PRODUCT(5;SUM( [.D419];-10));2)" office:value-type="float" office:value="90" calcext:value-type="float">
            <text:p>90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46" calcext:value-type="float">
            <text:p>46</text:p>
          </table:table-cell>
          <table:table-cell table:style-name="ce19" table:formula="of:=QUOTIENT(PRODUCT(5;SUM( [.D420];-10));2)" office:value-type="float" office:value="90" calcext:value-type="float">
            <text:p>90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34" calcext:value-type="float">
            <text:p>34</text:p>
          </table:table-cell>
          <table:table-cell table:style-name="ce19" table:formula="of:=QUOTIENT(PRODUCT(5;SUM( [.D421];-10));2)" office:value-type="float" office:value="60" calcext:value-type="float">
            <text:p>60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46" calcext:value-type="float">
            <text:p>46</text:p>
          </table:table-cell>
          <table:table-cell table:style-name="ce19" table:formula="of:=QUOTIENT(PRODUCT(5;SUM( [.D422];-10));2)" office:value-type="float" office:value="90" calcext:value-type="float">
            <text:p>90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48" calcext:value-type="float">
            <text:p>48</text:p>
          </table:table-cell>
          <table:table-cell table:style-name="ce19" table:formula="of:=QUOTIENT(PRODUCT(5;SUM( [.D423];-10));2)" office:value-type="float" office:value="95" calcext:value-type="float">
            <text:p>95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50" calcext:value-type="float">
            <text:p>50</text:p>
          </table:table-cell>
          <table:table-cell table:style-name="ce19" table:formula="of:=QUOTIENT(PRODUCT(5;SUM( [.D424];-10));2)" office:value-type="float" office:value="100" calcext:value-type="float">
            <text:p>100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3"/>
          <table:table-cell table:style-name="ce25"/>
          <table:table-cell table:style-name="ce5"/>
          <table:table-cell table:style-name="ce27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7" table:formula="of:=SUM([.D427:.D432])" office:value-type="float" office:value="231" calcext:value-type="float">
            <text:p>231</text:p>
          </table:table-cell>
          <table:table-cell table:style-name="ce27" table:formula="of:=QUOTIENT(PRODUCT(SUM([.D426];-60);5);12)" office:value-type="float" office:value="71" calcext:value-type="float">
            <text:p>71</text:p>
          </table:table-cell>
          <table:table-cell table:style-name="ce27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48" calcext:value-type="float">
            <text:p>48</text:p>
          </table:table-cell>
          <table:table-cell table:style-name="ce19" table:formula="of:=QUOTIENT(PRODUCT(5;SUM( [.D427];-10));2)" office:value-type="float" office:value="95" calcext:value-type="float">
            <text:p>95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42" calcext:value-type="float">
            <text:p>42</text:p>
          </table:table-cell>
          <table:table-cell table:style-name="ce19" table:formula="of:=QUOTIENT(PRODUCT(5;SUM( [.D428];-10));2)" office:value-type="float" office:value="80" calcext:value-type="float">
            <text:p>80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23" calcext:value-type="float">
            <text:p>23</text:p>
          </table:table-cell>
          <table:table-cell table:style-name="ce19" table:formula="of:=QUOTIENT(PRODUCT(5;SUM( [.D429];-10));2)" office:value-type="float" office:value="32" calcext:value-type="float">
            <text:p>32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27" calcext:value-type="float">
            <text:p>27</text:p>
          </table:table-cell>
          <table:table-cell table:style-name="ce19" table:formula="of:=QUOTIENT(PRODUCT(5;SUM( [.D430];-10));2)" office:value-type="float" office:value="42" calcext:value-type="float">
            <text:p>42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6: Tender- 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41" calcext:value-type="float">
            <text:p>41</text:p>
          </table:table-cell>
          <table:table-cell table:style-name="ce19" table:formula="of:=QUOTIENT(PRODUCT(5;SUM( [.D431];-10));2)" office:value-type="float" office:value="77" calcext:value-type="float">
            <text:p>77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50" calcext:value-type="float">
            <text:p>50</text:p>
          </table:table-cell>
          <table:table-cell table:style-name="ce19" table:formula="of:=QUOTIENT(PRODUCT(5;SUM( [.D432];-10));2)" office:value-type="float" office:value="100" calcext:value-type="float">
            <text:p>100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/>
          <table:table-cell table:style-name="ce25"/>
          <table:table-cell table:style-name="ce5"/>
          <table:table-cell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1" office:value-type="string" calcext:value-type="string">
            <text:p>Conscientiousness </text:p>
          </table:table-cell>
          <table:table-cell table:style-name="ce37" table:number-columns-spanned="2" table:number-rows-spanned="1"/>
          <table:covered-table-cell/>
          <table:table-cell table:style-name="ce27" table:formula="of:=SUM([.D435:.D440])" office:value-type="float" office:value="192" calcext:value-type="float">
            <text:p>192</text:p>
          </table:table-cell>
          <table:table-cell table:style-name="ce27" table:formula="of:=QUOTIENT(PRODUCT(SUM([.D434];-60);5);12)" office:value-type="float" office:value="55" calcext:value-type="float">
            <text:p>55</text:p>
          </table:table-cell>
          <table:table-cell table:style-name="ce27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29" calcext:value-type="float">
            <text:p>29</text:p>
          </table:table-cell>
          <table:table-cell table:style-name="ce19" table:formula="of:=QUOTIENT(PRODUCT(5;SUM( [.D435];-10));2)" office:value-type="float" office:value="47" calcext:value-type="float">
            <text:p>47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22" calcext:value-type="float">
            <text:p>22</text:p>
          </table:table-cell>
          <table:table-cell table:style-name="ce19" table:formula="of:=QUOTIENT(PRODUCT(5;SUM( [.D436];-10));2)" office:value-type="float" office:value="30" calcext:value-type="float">
            <text:p>30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37" calcext:value-type="float">
            <text:p>37</text:p>
          </table:table-cell>
          <table:table-cell table:style-name="ce19" table:formula="of:=QUOTIENT(PRODUCT(5;SUM( [.D437];-10));2)" office:value-type="float" office:value="67" calcext:value-type="float">
            <text:p>67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26" calcext:value-type="float">
            <text:p>26</text:p>
          </table:table-cell>
          <table:table-cell table:style-name="ce19" table:formula="of:=QUOTIENT(PRODUCT(5;SUM( [.D438];-10));2)" office:value-type="float" office:value="40" calcext:value-type="float">
            <text:p>40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33" calcext:value-type="float">
            <text:p>33</text:p>
          </table:table-cell>
          <table:table-cell table:style-name="ce19" table:formula="of:=QUOTIENT(PRODUCT(5;SUM( [.D439];-10));2)" office:value-type="float" office:value="57" calcext:value-type="float">
            <text:p>57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45" calcext:value-type="float">
            <text:p>45</text:p>
          </table:table-cell>
          <table:table-cell table:style-name="ce19" table:formula="of:=QUOTIENT(PRODUCT(5;SUM( [.D440];-10));2)" office:value-type="float" office:value="87" calcext:value-type="float">
            <text:p>87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5" office:value-type="string" calcext:value-type="string">
            <text:p><text:span text:style-name="T1">¹ NEO-PI-R Facets come from </text:span><text:span text:style-name="T6">Personality in Adulthood</text:span><text:span text:style-name="T7"> by Costa and McRae, 2003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5" office:value-type="string" calcext:value-type="string">
            <text:p><text:span text:style-name="T1">² IPIP Facets come from the </text:span><text:span text:style-name="T6">TedoneItemAssignmentTable</text:span><text:span text:style-name="T7"> spreadsheet containing these items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 table:number-rows-repeated="3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 table:number-rows-repeated="525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ore Values for .csv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0" table:default-cell-style-name="Default"/>
        <table:table-column table:style-name="co24" table:number-columns-repeated="39" table:default-cell-style-name="Default"/>
        <table:table-row table:style-name="ro3">
          <table:table-cell table:style-name="ce31" office:value-type="string" calcext:value-type="string">
            <text:p>Drew Hornbein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32" office:value-type="string" calcext:value-type="string">
            <text:p>Meaning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Very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string" calcext:value-type="string">
            <text:p>Very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Very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Very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number-columns-repeated="2"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Very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Very Low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6: Tender- 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1" office:value-type="string" calcext:value-type="string">
            <text:p>¹ NEO-PI-R Facets come from Personality in Adulthood by Costa and McRae, 2003.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² IPIP Facets come from the TedoneItemAssignmentTable spreadsheet containing these items.</text:p>
          </table:table-cell>
          <table:table-cell table:number-columns-repeated="63"/>
        </table:table-row>
        <table:table-row table:style-name="ro3" table:number-rows-repeated="956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4:29:51.883420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21T14:31:36.299614420</dc:date>
    <meta:editing-duration>PT1M44S</meta:editing-duration>
    <meta:editing-cycles>1</meta:editing-cycles>
    <meta:document-statistic meta:table-count="2" meta:cell-count="3986" meta:object-count="0"/>
  </office:meta>
</office:document-meta>
</file>